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49</text:p>
          </table:table-cell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office:value-type="string" calcext:value-type="string">
            <text:p>Even though I didn’t shower, I do feel very dirty and wanted to shower. I thought about it earlier, and had time to, but I decided to eat instead, since I was hungry. I stopped using the computer in time to shower, but that didn’t leave sufficient time to both eat and shower. Since it is past my bed time now, I did not shave, either, although I considered that, also. (Another reason I chose not to shave is that I should find a new razor blade, as my current one is dull.)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7,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- Laundry</text:p>
            <text:p><text:span text:style-name="T2">- Add bedtime fade-and-lock-out</text:span></text:p>
            <text:p><text:span text:style-name="T2">- Add evening colorfilter starter</text:span>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4">
          <table:table-cell table:style-name="ce2" office:value-type="date" office:date-value="2016-09-11" calcext:value-type="date">
            <text:p>2016-09-11</text:p>
          </table:table-cell>
          <table:table-cell table:number-columns-repeated="16"/>
          <table:table-cell office:value-type="string" calcext:value-type="string">
            <text:p>- Get extra readings from FirstClass</text:p>
          </table:table-cell>
          <table:table-cell table:number-columns-repeated="1006"/>
        </table:table-row>
        <table:table-row table:style-name="ro5">
          <table:table-cell table:style-name="ce2" office:value-type="date" office:date-value="2016-09-12" calcext:value-type="date">
            <text:p>2016-09-12</text:p>
          </table:table-cell>
          <table:table-cell table:number-columns-repeated="16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6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6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7:18:44.781313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8T07:20:50.781317449</dc:date>
    <meta:editing-duration>PT19H33M37S</meta:editing-duration>
    <meta:editing-cycles>68</meta:editing-cycles>
    <meta:document-statistic meta:table-count="1" meta:cell-count="124" meta:object-count="0"/>
  </office:meta>
</office:document-meta>
</file>